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1.94cm"/>
    </style:style>
    <style:style style:name="Tabela1.B" style:family="table-column">
      <style:table-column-properties style:column-width="12.065cm"/>
    </style:style>
    <style:style style:name="Tabela1.C" style:family="table-column">
      <style:table-column-properties style:column-width="2.995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5.542cm" table:align="left"/>
    </style:style>
    <style:style style:name="Tabela2.A" style:family="table-column">
      <style:table-column-properties style:column-width="2.584cm"/>
    </style:style>
    <style:style style:name="Tabela2.B" style:family="table-column">
      <style:table-column-properties style:column-width="12.958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7cm" table:align="left"/>
    </style:style>
    <style:style style:name="Tabela3.A" style:family="table-column">
      <style:table-column-properties style:column-width="5.861cm"/>
    </style:style>
    <style:style style:name="Tabela3.B" style:family="table-column">
      <style:table-column-properties style:column-width="1.572cm"/>
    </style:style>
    <style:style style:name="Tabela3.C" style:family="table-column">
      <style:table-column-properties style:column-width="1.563cm"/>
    </style:style>
    <style:style style:name="Tabela3.D" style:family="table-column">
      <style:table-column-properties style:column-width="8.005cm"/>
    </style:style>
    <style:style style:name="Tabela3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paragraph-properties fo:margin-top="0cm" fo:margin-bottom="0cm"/>
    </style:style>
    <style:style style:name="P4" style:family="paragraph" style:parent-style-name="Text_20_body" style:list-style-name="L1">
      <style:paragraph-properties fo:margin-top="0cm" fo:margin-bottom="0cm"/>
    </style:style>
    <style:style style:name="P5" style:family="paragraph" style:parent-style-name="Text_20_body" style:list-style-name="L2">
      <style:paragraph-properties fo:margin-top="0cm" fo:margin-bottom="0cm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Preformatted_20_Text">
      <style:paragraph-properties fo:margin-top="0cm" fo:margin-bottom="0.499cm"/>
    </style:style>
    <style:style style:name="T1" style:family="text">
      <style:text-properties fo:font-style="italic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block-system-main">
        <text:section text:style-name="Sect1" text:name="node-53">
          <text:h text:style-name="Heading_20_4" text:outline-level="4"><text:bookmark text:name="section1"/>Lista de Códigos de Sucesso</text:h>
          <text:p text:style-name="Text_20_body">A API usa os seguintes códigos HTTP para indicar retornos de sucesso comuns:</text:p>
          <table:table table:name="Tabela1" table:style-name="Tabela1">
            <table:table-column table:style-name="Tabela1.A"/>
            <table:table-column table:style-name="Tabela1.B"/>
            <table:table-column table:style-name="Tabela1.C"/>
            <table:table-row>
              <table:table-cell table:style-name="Tabela1.A1" office:value-type="string">
                <text:p text:style-name="Table_20_Heading">Status HTTP</text:p>
              </table:table-cell>
              <table:table-cell table:style-name="Tabela1.A1" office:value-type="string">
                <text:p text:style-name="Table_20_Heading">Descrição</text:p>
              </table:table-cell>
              <table:table-cell table:style-name="Tabela1.A1" office:value-type="string">
                <text:p text:style-name="Table_20_Heading">Método HTTP</text:p>
              </table:table-cell>
            </table:table-row>
            <table:table-row>
              <table:table-cell table:style-name="Tabela1.A1" office:value-type="string">
                <text:p text:style-name="Table_20_Contents">200</text:p>
              </table:table-cell>
              <table:table-cell table:style-name="Tabela1.A1" office:value-type="string">
                <text:p text:style-name="Table_20_Contents">Indica que o processamento foi realizado corretamente e o retorno poderá ser consultado no corpo do HTTP Response</text:p>
              </table:table-cell>
              <table:table-cell table:style-name="Tabela1.A1" office:value-type="string">
                <text:p text:style-name="Table_20_Contents">GET</text:p>
              </table:table-cell>
            </table:table-row>
            <table:table-row>
              <table:table-cell table:style-name="Tabela1.A1" office:value-type="string">
                <text:p text:style-name="Table_20_Contents">201</text:p>
              </table:table-cell>
              <table:table-cell table:style-name="Tabela1.A1" office:value-type="string">
                <text:p text:style-name="Table_20_Contents">Indica que o recurso foi criado com sucesso, deverá existir o header Location: indicando a URI do novo recurso</text:p>
              </table:table-cell>
              <table:table-cell table:style-name="Tabela1.A1" office:value-type="string">
                <text:p text:style-name="Table_20_Contents">POST</text:p>
              </table:table-cell>
            </table:table-row>
            <table:table-row>
              <table:table-cell table:style-name="Tabela1.A1" office:value-type="string">
                <text:p text:style-name="Table_20_Contents">202</text:p>
              </table:table-cell>
              <table:table-cell table:style-name="Tabela1.A1" office:value-type="string">
                <text:p text:style-name="Table_20_Contents">Indica que o processamento será assíncrono, portanto, além do header Location, deverá retornar o conteúdo com um atributo status</text:p>
              </table:table-cell>
              <table:table-cell table:style-name="Tabela1.A1" office:value-type="string">
                <text:p text:style-name="Table_20_Contents">POST, PUT e DELETE</text:p>
              </table:table-cell>
            </table:table-row>
            <table:table-row>
              <table:table-cell table:style-name="Tabela1.A1" office:value-type="string">
                <text:p text:style-name="Table_20_Contents">204</text:p>
              </table:table-cell>
              <table:table-cell table:style-name="Tabela1.A1" office:value-type="string">
                <text:p text:style-name="Table_20_Contents">Indica que o recurso foi alterado ou excluído com sucesso</text:p>
              </table:table-cell>
              <table:table-cell table:style-name="Tabela1.A1" office:value-type="string">
                <text:p text:style-name="Table_20_Contents">PUT e DELETE</text:p>
              </table:table-cell>
            </table:table-row>
          </table:table>
          <text:h text:style-name="Heading_20_4" text:outline-level="4"><text:bookmark text:name="section2"/>Lista de Códigos de Erro</text:h>
          <text:p text:style-name="Text_20_body">A API usa os seguintes códigos HTTP para indicar erros comuns:</text:p>
          <table:table table:name="Tabela2" table:style-name="Tabela2">
            <table:table-column table:style-name="Tabela2.A"/>
            <table:table-column table:style-name="Tabela2.B"/>
            <table:table-row>
              <table:table-cell table:style-name="Tabela2.A1" office:value-type="string">
                <text:p text:style-name="Table_20_Heading">Status HTTP</text:p>
              </table:table-cell>
              <table:table-cell table:style-name="Tabela2.A1" office:value-type="string">
                <text:p text:style-name="Table_20_Heading">Descrição</text:p>
              </table:table-cell>
            </table:table-row>
            <table:table-row>
              <table:table-cell table:style-name="Tabela2.A1" office:value-type="string">
                <text:p text:style-name="Table_20_Contents">422</text:p>
              </table:table-cell>
              <table:table-cell table:style-name="Tabela2.A1" office:value-type="string">
                <text:p text:style-name="Table_20_Contents">Exceções de negócio</text:p>
              </table:table-cell>
            </table:table-row>
            <table:table-row>
              <table:table-cell table:style-name="Tabela2.A1" office:value-type="string">
                <text:p text:style-name="Table_20_Contents">400</text:p>
              </table:table-cell>
              <table:table-cell table:style-name="Tabela2.A1" office:value-type="string">
                <text:p text:style-name="Table_20_Contents">Requisição Mal Formada</text:p>
              </table:table-cell>
            </table:table-row>
            <table:table-row>
              <table:table-cell table:style-name="Tabela2.A1" office:value-type="string">
                <text:p text:style-name="Table_20_Contents">401</text:p>
              </table:table-cell>
              <table:table-cell table:style-name="Tabela2.A1" office:value-type="string">
                <text:p text:style-name="Table_20_Contents">Requisição Requer Autenticação</text:p>
              </table:table-cell>
            </table:table-row>
            <table:table-row>
              <table:table-cell table:style-name="Tabela2.A1" office:value-type="string">
                <text:p text:style-name="Table_20_Contents">403</text:p>
              </table:table-cell>
              <table:table-cell table:style-name="Tabela2.A1" office:value-type="string">
                <text:p text:style-name="Table_20_Contents">Requisição Negada</text:p>
              </table:table-cell>
            </table:table-row>
            <table:table-row>
              <table:table-cell table:style-name="Tabela2.A1" office:value-type="string">
                <text:p text:style-name="Table_20_Contents">404</text:p>
              </table:table-cell>
              <table:table-cell table:style-name="Tabela2.A1" office:value-type="string">
                <text:p text:style-name="Table_20_Contents">Recurso não Encontrado</text:p>
              </table:table-cell>
            </table:table-row>
            <table:table-row>
              <table:table-cell table:style-name="Tabela2.A1" office:value-type="string">
                <text:p text:style-name="Table_20_Contents">405</text:p>
              </table:table-cell>
              <table:table-cell table:style-name="Tabela2.A1" office:value-type="string">
                <text:p text:style-name="Table_20_Contents">Método não Permitido</text:p>
              </table:table-cell>
            </table:table-row>
            <table:table-row>
              <table:table-cell table:style-name="Tabela2.A1" office:value-type="string">
                <text:p text:style-name="Table_20_Contents">408</text:p>
              </table:table-cell>
              <table:table-cell table:style-name="Tabela2.A1" office:value-type="string">
                <text:p text:style-name="Table_20_Contents">Tempo esgotado para a requisição</text:p>
              </table:table-cell>
            </table:table-row>
            <table:table-row>
              <table:table-cell table:style-name="Tabela2.A1" office:value-type="string">
                <text:p text:style-name="Table_20_Contents">413</text:p>
              </table:table-cell>
              <table:table-cell table:style-name="Tabela2.A1" office:value-type="string">
                <text:p text:style-name="Table_20_Contents">Requisição excede o tamanho máximo permitido</text:p>
              </table:table-cell>
            </table:table-row>
            <table:table-row>
              <table:table-cell table:style-name="Tabela2.A1" office:value-type="string">
                <text:p text:style-name="Table_20_Contents">415</text:p>
              </table:table-cell>
              <table:table-cell table:style-name="Tabela2.A1" office:value-type="string">
                <text:p text:style-name="Table_20_Contents">Tipo de mídia inválida (falta de informar o content-type correto, ver JSON)</text:p>
              </table:table-cell>
            </table:table-row>
            <table:table-row>
              <table:table-cell table:style-name="Tabela2.A1" office:value-type="string">
                <text:p text:style-name="Table_20_Contents">429</text:p>
              </table:table-cell>
              <table:table-cell table:style-name="Tabela2.A1" office:value-type="string">
                <text:p text:style-name="Table_20_Contents">Requisição excede a quantidade máxima de chamadas permitidas à API</text:p>
              </table:table-cell>
            </table:table-row>
            <table:table-row>
              <table:table-cell table:style-name="Tabela2.A1" office:value-type="string">
                <text:p text:style-name="Table_20_Contents">500</text:p>
              </table:table-cell>
              <table:table-cell table:style-name="Tabela2.A1" office:value-type="string">
                <text:p text:style-name="Table_20_Contents">Erro de servidor</text:p>
              </table:table-cell>
            </table:table-row>
          </table:table>
          <text:p text:style-name="Text_20_body">Os erros citados acima serão retornados no seguinte padrão:</text:p>
          <text:p text:style-name="Preformatted_20_Text">{</text:p>
          <text:p text:style-name="Preformatted_20_Text"><text:s text:c="4"/>"errors": [</text:p>
          <text:p text:style-name="Preformatted_20_Text"><text:s text:c="8"/>{</text:p>
          <text:p text:style-name="Preformatted_20_Text"><text:s text:c="12"/>"code": "401.001",</text:p>
          <text:p text:style-name="Preformatted_20_Text"><text:s text:c="12"/>"type": "SecurityException",</text:p>
          <text:p text:style-name="Preformatted_20_Text"><text:s text:c="12"/>"message": "Você não tem permissão para acessar o recurso desejado",</text:p>
          <text:p text:style-name="Preformatted_20_Text"><text:s text:c="12"/>"skuSellerId": "" -- campo opcional</text:p>
          <text:p text:style-name="Preformatted_20_Text"><text:s text:c="8"/>}</text:p>
          <text:p text:style-name="Preformatted_20_Text"><text:s text:c="4"/>]</text:p>
          <text:p text:style-name="P7">}</text:p>
          <text:h text:style-name="Heading_20_4" text:outline-level="4"><text:bookmark text:name="section3"/>Listagem de erros</text:h>
          <text:p text:style-name="Text_20_body">Abaixo segue a lista completa de erros retornados pela API a partir da versão 2:</text:p>
          <table:table table:name="Tabela3" table:style-name="Tabela3">
            <table:table-column table:style-name="Tabela3.A"/>
            <table:table-column table:style-name="Tabela3.B"/>
            <table:table-column table:style-name="Tabela3.C"/>
            <table:table-column table:style-name="Tabela3.D"/>
            <table:table-row>
              <table:table-cell table:style-name="Tabela3.A1" office:value-type="string">
                <text:p text:style-name="Table_20_Heading">Tipo</text:p>
              </table:table-cell>
              <table:table-cell table:style-name="Tabela3.A1" office:value-type="string">
                <text:p text:style-name="Table_20_Heading">Status HTTP</text:p>
              </table:table-cell>
              <table:table-cell table:style-name="Tabela3.A1" office:value-type="string">
                <text:p text:style-name="Table_20_Heading">Código</text:p>
              </table:table-cell>
              <table:table-cell table:style-name="Tabela3.A1" office:value-type="string">
                <text:p text:style-name="Table_20_Heading">Mensagem</text:p>
              </table:table-cell>
            </table:table-row>
            <table:table-row>
              <table:table-cell table:style-name="Tabela3.A1" office:value-type="string">
                <text:p text:style-name="Table_20_Contents">APIGenericError</text:p>
              </table:table-cell>
              <table:table-cell table:style-name="Tabela3.A1" office:value-type="string">
                <text:p text:style-name="Table_20_Contents">*</text:p>
              </table:table-cell>
              <table:table-cell table:style-name="Tabela3.A1" office:value-type="string">
                <text:p text:style-name="Table_20_Contents">999.999</text:p>
              </table:table-cell>
              <table:table-cell table:style-name="Tabela3.A1" office:value-type="string">
                <text:p text:style-name="Table_20_Contents">**</text:p>
              </table:table-cell>
            </table:table-row>
            <table:table-row>
              <table:table-cell table:style-name="Tabela3.A1" table:number-rows-spanned="5" office:value-type="string">
                <text:p text:style-name="Table_20_Contents">APIException</text:p>
              </table:table-cell>
              <table:table-cell table:style-name="Tabela3.A1" office:value-type="string">
                <text:p text:style-name="Table_20_Contents">404</text:p>
              </table:table-cell>
              <table:table-cell table:style-name="Tabela3.A1" office:value-type="string">
                <text:p text:style-name="Table_20_Contents">404</text:p>
              </table:table-cell>
              <table:table-cell table:style-name="Tabela3.A1" office:value-type="string">
                <text:p text:style-name="Table_20_Contents">Recurso não encontrad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5</text:p>
              </table:table-cell>
              <table:table-cell table:style-name="Tabela3.A1" office:value-type="string">
                <text:p text:style-name="Table_20_Contents">405</text:p>
              </table:table-cell>
              <table:table-cell table:style-name="Tabela3.A1" office:value-type="string">
                <text:p text:style-name="Table_20_Contents">Método não permitid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15</text:p>
              </table:table-cell>
              <table:table-cell table:style-name="Tabela3.A1" office:value-type="string">
                <text:p text:style-name="Table_20_Contents">415</text:p>
              </table:table-cell>
              <table:table-cell table:style-name="Tabela3.A1" office:value-type="string">
                <text:p text:style-name="Table_20_Contents">Tipo de média inválida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400.001</text:p>
              </table:table-cell>
              <table:table-cell table:style-name="Tabela3.A1" office:value-type="string">
                <text:p text:style-name="Table_20_Contents">O atributo solicitado não existe: <text:span text:style-name="T1">NOME_DO_ATRIBUTO</text:span>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400.002</text:p>
              </table:table-cell>
              <table:table-cell table:style-name="Tabela3.A1" office:value-type="string">
                <text:p text:style-name="Table_20_Contents">Atributo informado não existe ou inválido: <text:span text:style-name="T1">NOME_DO_ATRIBUTO</text:span></text:p>
              </table:table-cell>
            </table:table-row>
            <table:table-row>
              <table:table-cell table:style-name="Tabela3.A1" table:number-rows-spanned="6" office:value-type="string">
                <text:p text:style-name="Table_20_Contents">QueryStringException</text:p>
              </table:table-cell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400.003</text:p>
              </table:table-cell>
              <table:table-cell table:style-name="Tabela3.A1" office:value-type="string">
                <text:p text:style-name="Table_20_Contents">Parâmetro de queryString com formato incorreto. Para o atributo <text:span text:style-name="T1">NOME_DO_ATRIBUTO</text:span> o formato correto é <text:span text:style-name="T1">PATTERN</text:span>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400.005</text:p>
              </table:table-cell>
              <table:table-cell table:style-name="Tabela3.A1" office:value-type="string">
                <text:p text:style-name="Table_20_Contents">Atributo não informado ou inválido : <text:span text:style-name="T1">NOME_DO_ATRIBUTO</text:span>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400.010</text:p>
              </table:table-cell>
              <table:table-cell table:style-name="Tabela3.A1" office:value-type="string">
                <text:p text:style-name="Table_20_Contents">Parâmetro de queryString <text:span text:style-name="T1">_offset</text:span> é obrigatóri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400.011</text:p>
              </table:table-cell>
              <table:table-cell table:style-name="Tabela3.A1" office:value-type="string">
                <text:p text:style-name="Table_20_Contents">Parâmetro de queryString <text:span text:style-name="T1">_offset</text:span> deve ser numérico e positiv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400.020</text:p>
              </table:table-cell>
              <table:table-cell table:style-name="Tabela3.A1" office:value-type="string">
                <text:p text:style-name="Table_20_Contents">Parâmetro de queryString <text:span text:style-name="T1">_limit</text:span> é obrigatóri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400.021</text:p>
              </table:table-cell>
              <table:table-cell table:style-name="Tabela3.A1" office:value-type="string">
                <text:p text:style-name="Table_20_Contents">Parâmetro de queryString <text:span text:style-name="T1">_limit</text:span> deve ser numérico e positivo</text:p>
              </table:table-cell>
            </table:table-row>
            <table:table-row>
              <table:table-cell table:style-name="Tabela3.A1" table:number-rows-spanned="5" office:value-type="string">
                <text:p text:style-name="Table_20_Contents">SecurityException</text:p>
              </table:table-cell>
              <table:table-cell table:style-name="Tabela3.A1" office:value-type="string">
                <text:p text:style-name="Table_20_Contents">403</text:p>
              </table:table-cell>
              <table:table-cell table:style-name="Tabela3.A1" office:value-type="string">
                <text:p text:style-name="Table_20_Contents">403.001</text:p>
              </table:table-cell>
              <table:table-cell table:style-name="Tabela3.A1" office:value-type="string">
                <text:p text:style-name="Table_20_Contents">Você não tem permissão para acessar o recurso desejad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1</text:p>
              </table:table-cell>
              <table:table-cell table:style-name="Tabela3.A1" office:value-type="string">
                <text:p text:style-name="Table_20_Contents">401.001</text:p>
              </table:table-cell>
              <table:table-cell table:style-name="Tabela3.A1" office:value-type="string">
                <text:p text:style-name="Table_20_Contents">Acesso Negado - App-token não informad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1</text:p>
              </table:table-cell>
              <table:table-cell table:style-name="Tabela3.A1" office:value-type="string">
                <text:p text:style-name="Table_20_Contents">401.002</text:p>
              </table:table-cell>
              <table:table-cell table:style-name="Tabela3.A1" office:value-type="string">
                <text:p text:style-name="Table_20_Contents">Acesso Negado - Auth-token não informad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1</text:p>
              </table:table-cell>
              <table:table-cell table:style-name="Tabela3.A1" office:value-type="string">
                <text:p text:style-name="Table_20_Contents">401.003</text:p>
              </table:table-cell>
              <table:table-cell table:style-name="Tabela3.A1" office:value-type="string">
                <text:p text:style-name="Table_20_Contents">Acesso Negado - App-token inválido ou inexistente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1</text:p>
              </table:table-cell>
              <table:table-cell table:style-name="Tabela3.A1" office:value-type="string">
                <text:p text:style-name="Table_20_Contents">401.004</text:p>
              </table:table-cell>
              <table:table-cell table:style-name="Tabela3.A1" office:value-type="string">
                <text:p text:style-name="Table_20_Contents">Acesso Negado - Auth-token inválido ou inexistente<text:bookmark text:name="loads"/></text:p>
              </table:table-cell>
            </table:table-row>
            <table:table-row>
              <table:table-cell table:style-name="Tabela3.A1" table:number-rows-spanned="55" office:value-type="string">
                <text:p text:style-name="Table_20_Contents">ProductLoadsException</text:p>
              </table:table-cell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1.001</text:p>
              </table:table-cell>
              <table:table-cell table:style-name="Tabela3.A1" office:value-type="string">
                <text:p text:style-name="Table_20_Contents">Campo skuSellerId é obrigatóri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1.002</text:p>
              </table:table-cell>
              <table:table-cell table:style-name="Tabela3.A1" office:value-type="string">
                <text:p text:style-name="Table_20_Contents">Campo title é obrigatóri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1.003</text:p>
              </table:table-cell>
              <table:table-cell table:style-name="Tabela3.A1" office:value-type="string">
                <text:p text:style-name="Table_20_Contents">Campo description é obrigatóri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1.004</text:p>
              </table:table-cell>
              <table:table-cell table:style-name="Tabela3.A1" office:value-type="string">
                <text:p text:style-name="Table_20_Contents">Campo brand é obrigatóri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1.005</text:p>
              </table:table-cell>
              <table:table-cell table:style-name="Tabela3.A1" office:value-type="string">
                <text:p text:style-name="Table_20_Contents">Campo categories é obrigatóri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1.007</text:p>
              </table:table-cell>
              <table:table-cell table:style-name="Tabela3.A1" office:value-type="string">
                <text:p text:style-name="Table_20_Contents">É obrigatório informar pelo menos uma imagem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1.008</text:p>
              </table:table-cell>
              <table:table-cell table:style-name="Tabela3.A1" office:value-type="string">
                <text:p text:style-name="Table_20_Contents">Imagem deve ser uma url válida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1.009</text:p>
              </table:table-cell>
              <table:table-cell table:style-name="Tabela3.A1" office:value-type="string">
                <text:p text:style-name="Table_20_Contents">Objeto price é obrigatóri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1.010</text:p>
              </table:table-cell>
              <table:table-cell table:style-name="Tabela3.A1" office:value-type="string">
                <text:p text:style-name="Table_20_Contents">Campo price.default é obrigatóri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1.011</text:p>
              </table:table-cell>
              <table:table-cell table:style-name="Tabela3.A1" office:value-type="string">
                <text:p text:style-name="Table_20_Contents">Campo price.default deve ser numéric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1.012</text:p>
              </table:table-cell>
              <table:table-cell table:style-name="Tabela3.A1" office:value-type="string">
                <text:p text:style-name="Table_20_Contents">Campo price.offer é obrigatóri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1.013</text:p>
              </table:table-cell>
              <table:table-cell table:style-name="Tabela3.A1" office:value-type="string">
                <text:p text:style-name="Table_20_Contents">Campo price.offer deve ser numéric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1.014</text:p>
              </table:table-cell>
              <table:table-cell table:style-name="Tabela3.A1" office:value-type="string">
                <text:p text:style-name="Table_20_Contents">Objeto stock é obrigatóri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1.015</text:p>
              </table:table-cell>
              <table:table-cell table:style-name="Tabela3.A1" office:value-type="string">
                <text:p text:style-name="Table_20_Contents">Campo stock.quantity é obrigatóri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1.016</text:p>
              </table:table-cell>
              <table:table-cell table:style-name="Tabela3.A1" office:value-type="string">
                <text:p text:style-name="Table_20_Contents">Campo stock.quantity deve ser numéric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1.017</text:p>
              </table:table-cell>
              <table:table-cell table:style-name="Tabela3.A1" office:value-type="string">
                <text:p text:style-name="Table_20_Contents">Campo stock.crossDockingTime deve ser numéric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1.018</text:p>
              </table:table-cell>
              <table:table-cell table:style-name="Tabela3.A1" office:value-type="string">
                <text:p text:style-name="Table_20_Contents">Campo dimensions.weight deve ser numéric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1.019</text:p>
              </table:table-cell>
              <table:table-cell table:style-name="Tabela3.A1" office:value-type="string">
                <text:p text:style-name="Table_20_Contents">Campo dimensions.length deve ser numéric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1.020</text:p>
              </table:table-cell>
              <table:table-cell table:style-name="Tabela3.A1" office:value-type="string">
                <text:p text:style-name="Table_20_Contents">Campo dimensions.width deve ser numéric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1.021</text:p>
              </table:table-cell>
              <table:table-cell table:style-name="Tabela3.A1" office:value-type="string">
                <text:p text:style-name="Table_20_Contents">Campo dimensions.height deve ser numéric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1.022</text:p>
              </table:table-cell>
              <table:table-cell table:style-name="Tabela3.A1" office:value-type="string">
                <text:p text:style-name="Table_20_Contents">Campo giftWrap.value deve ser numéric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1.023</text:p>
              </table:table-cell>
              <table:table-cell table:style-name="Tabela3.A1" office:value-type="string">
                <text:p text:style-name="Table_20_Contents">Campo skuSellerId não pode conter mais que 30 caracteres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1.024</text:p>
              </table:table-cell>
              <table:table-cell table:style-name="Tabela3.A1" office:value-type="string">
                <text:p text:style-name="Table_20_Contents">Campo title não pode conter mais que 30 caracteres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1.026</text:p>
              </table:table-cell>
              <table:table-cell table:style-name="Tabela3.A1" office:value-type="string">
                <text:p text:style-name="Table_20_Contents">Campo brand não pode conter mais que XX caracteres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1.027</text:p>
              </table:table-cell>
              <table:table-cell table:style-name="Tabela3.A1" office:value-type="string">
                <text:p text:style-name="Table_20_Contents">É obrigatório informar pelo menos uma categoria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1.028</text:p>
              </table:table-cell>
              <table:table-cell table:style-name="Tabela3.A1" office:value-type="string">
                <text:p text:style-name="Table_20_Contents">Apenas XX níveis de categoria são permitidos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1.029</text:p>
              </table:table-cell>
              <table:table-cell table:style-name="Tabela3.A1" office:value-type="string">
                <text:p text:style-name="Table_20_Contents">Campo categories deve ter no máximo XX categorias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1.030</text:p>
              </table:table-cell>
              <table:table-cell table:style-name="Tabela3.A1" office:value-type="string">
                <text:p text:style-name="Table_20_Contents">Apenas XX imagens são permitidas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1.031</text:p>
              </table:table-cell>
              <table:table-cell table:style-name="Tabela3.A1" office:value-type="string">
                <text:p text:style-name="Table_20_Contents">Imagem deve estar no formato X, Y ou Z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1.032</text:p>
              </table:table-cell>
              <table:table-cell table:style-name="Tabela3.A1" office:value-type="string">
                <text:p text:style-name="Table_20_Contents">Campo price.default não pode ser negativ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1.033</text:p>
              </table:table-cell>
              <table:table-cell table:style-name="Tabela3.A1" office:value-type="string">
                <text:p text:style-name="Table_20_Contents">Campo price.offer não pode ser negativ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1.034</text:p>
              </table:table-cell>
              <table:table-cell table:style-name="Tabela3.A1" office:value-type="string">
                <text:p text:style-name="Table_20_Contents">Campo price.offer não pode ser maior que price.default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1.035</text:p>
              </table:table-cell>
              <table:table-cell table:style-name="Tabela3.A1" office:value-type="string">
                <text:p text:style-name="Table_20_Contents">Campo stock.crossDockingTime não pode ser negativ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1.036</text:p>
              </table:table-cell>
              <table:table-cell table:style-name="Tabela3.A1" office:value-type="string">
                <text:p text:style-name="Table_20_Contents">Campo dimensions.weight não pode ser negativ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1.037</text:p>
              </table:table-cell>
              <table:table-cell table:style-name="Tabela3.A1" office:value-type="string">
                <text:p text:style-name="Table_20_Contents">Campo dimensions.length não pode ser negativ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1.038</text:p>
              </table:table-cell>
              <table:table-cell table:style-name="Tabela3.A1" office:value-type="string">
                <text:p text:style-name="Table_20_Contents">Campo dimensions.width não pode ser negativ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1.039</text:p>
              </table:table-cell>
              <table:table-cell table:style-name="Tabela3.A1" office:value-type="string">
                <text:p text:style-name="Table_20_Contents">Campo dimensions.height não pode ser negativ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1.040</text:p>
              </table:table-cell>
              <table:table-cell table:style-name="Tabela3.A1" office:value-type="string">
                <text:p text:style-name="Table_20_Contents">Campo giftWrap.value não pode ser negativ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1.041</text:p>
              </table:table-cell>
              <table:table-cell table:style-name="Tabela3.A1" office:value-type="string">
                <text:p text:style-name="Table_20_Contents">Campo attributes.name é obrigatóri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1.042</text:p>
              </table:table-cell>
              <table:table-cell table:style-name="Tabela3.A1" office:value-type="string">
                <text:p text:style-name="Table_20_Contents">Campo attributes.name não pode conter mais que XX caracteres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1.043</text:p>
              </table:table-cell>
              <table:table-cell table:style-name="Tabela3.A1" office:value-type="string">
                <text:p text:style-name="Table_20_Contents">Campo attributes.value é obrigatóri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1.044</text:p>
              </table:table-cell>
              <table:table-cell table:style-name="Tabela3.A1" office:value-type="string">
                <text:p text:style-name="Table_20_Contents">Campo attributes.value não pode conter mais que XX caracteres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1.045</text:p>
              </table:table-cell>
              <table:table-cell table:style-name="Tabela3.A1" office:value-type="string">
                <text:p text:style-name="Table_20_Contents">Campo attributes deve ter no máximo XX atributos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1.046</text:p>
              </table:table-cell>
              <table:table-cell table:style-name="Tabela3.A1" office:value-type="string">
                <text:p text:style-name="Table_20_Contents">Campo description não pode conter tags html: img, iframe, script, object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1.047</text:p>
              </table:table-cell>
              <table:table-cell table:style-name="Tabela3.A1" office:value-type="string">
                <text:p text:style-name="Table_20_Contents">Campo dimensions.weight é obrigatóri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1.048</text:p>
              </table:table-cell>
              <table:table-cell table:style-name="Tabela3.A1" office:value-type="string">
                <text:p text:style-name="Table_20_Contents">Campo dimensions.length é obrigatóri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1.049</text:p>
              </table:table-cell>
              <table:table-cell table:style-name="Tabela3.A1" office:value-type="string">
                <text:p text:style-name="Table_20_Contents">Campo dimensions.width é obrigatóri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1.050</text:p>
              </table:table-cell>
              <table:table-cell table:style-name="Tabela3.A1" office:value-type="string">
                <text:p text:style-name="Table_20_Contents">Campo dimensions.height é obrigatóri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1.051</text:p>
              </table:table-cell>
              <table:table-cell table:style-name="Tabela3.A1" office:value-type="string">
                <text:p text:style-name="Table_20_Contents">Campo stock.quantity não pode ser negativ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1.100</text:p>
              </table:table-cell>
              <table:table-cell table:style-name="Tabela3.A1" office:value-type="string">
                <text:p text:style-name="Table_20_Contents">O conteúdo GZIP não foi enviad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22</text:p>
              </table:table-cell>
              <table:table-cell table:style-name="Tabela3.A1" office:value-type="string">
                <text:p text:style-name="Table_20_Contents">001.101</text:p>
              </table:table-cell>
              <table:table-cell table:style-name="Tabela3.A1" office:value-type="string">
                <text:p text:style-name="Table_20_Contents">Já existe uma carga sendo processada, aguarde alguns instantes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1.102</text:p>
              </table:table-cell>
              <table:table-cell table:style-name="Tabela3.A1" office:value-type="string">
                <text:p text:style-name="Table_20_Contents">Json inválido. Verifique o Json enviad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1.105</text:p>
              </table:table-cell>
              <table:table-cell table:style-name="Tabela3.A1" office:value-type="string">
                <text:p text:style-name="Table_20_Contents">Operação não permitida. Operação não permitida. O produto só pode ser cancelado se estiver com status PENDING ou ERROR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1.106</text:p>
              </table:table-cell>
              <table:table-cell table:style-name="Tabela3.A1" office:value-type="string">
                <text:p text:style-name="Table_20_Contents">Operação não permitida. Só é permitida a alteração de produtos que possuam erros de importaçã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1.999</text:p>
              </table:table-cell>
              <table:table-cell table:style-name="Tabela3.A1" office:value-type="string">
                <text:p text:style-name="Table_20_Contents">**<text:bookmark text:name="selleritems_status"/></text:p>
              </table:table-cell>
            </table:table-row>
            <table:table-row>
              <table:table-cell table:style-name="Tabela3.A1" table:number-rows-spanned="4" office:value-type="string">
                <text:p text:style-name="Table_20_Contents">SellerItemsStatusException</text:p>
              </table:table-cell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5.001</text:p>
              </table:table-cell>
              <table:table-cell table:style-name="Tabela3.A1" office:value-type="string">
                <text:p text:style-name="Table_20_Contents">Campo active é obrigatóri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5.002</text:p>
              </table:table-cell>
              <table:table-cell table:style-name="Tabela3.A1" office:value-type="string">
                <text:p text:style-name="Table_20_Contents">Campo active deve ser boolean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5.003</text:p>
              </table:table-cell>
              <table:table-cell table:style-name="Tabela3.A1" office:value-type="string">
                <text:p text:style-name="Table_20_Contents">Os valores permitidos para o site são: <text:span text:style-name="T1">Conteúdo do serviço GET /sites</text:span>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5.999</text:p>
              </table:table-cell>
              <table:table-cell table:style-name="Tabela3.A1" office:value-type="string">
                <text:p text:style-name="Table_20_Contents">**<text:bookmark text:name="selleritems_stock"/></text:p>
              </table:table-cell>
            </table:table-row>
            <table:table-row>
              <table:table-cell table:style-name="Tabela3.A1" table:number-rows-spanned="5" office:value-type="string">
                <text:p text:style-name="Table_20_Contents">SellerItemsStockException</text:p>
              </table:table-cell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6.001</text:p>
              </table:table-cell>
              <table:table-cell table:style-name="Tabela3.A1" office:value-type="string">
                <text:p text:style-name="Table_20_Contents">Campo quantity é obrigatóri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6.002</text:p>
              </table:table-cell>
              <table:table-cell table:style-name="Tabela3.A1" office:value-type="string">
                <text:p text:style-name="Table_20_Contents">Campo quantity deve ser numéric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6.003</text:p>
              </table:table-cell>
              <table:table-cell table:style-name="Tabela3.A1" office:value-type="string">
                <text:p text:style-name="Table_20_Contents">Campo crossDockingTime deve ser numéric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6.004</text:p>
              </table:table-cell>
              <table:table-cell table:style-name="Tabela3.A1" office:value-type="string">
                <text:p text:style-name="Table_20_Contents">Campo warehouse deve ser numéric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6.999</text:p>
              </table:table-cell>
              <table:table-cell table:style-name="Tabela3.A1" office:value-type="string">
                <text:p text:style-name="Table_20_Contents">**<text:bookmark text:name="selleritems_price"/></text:p>
              </table:table-cell>
            </table:table-row>
            <table:table-row>
              <table:table-cell table:style-name="Tabela3.A1" table:number-rows-spanned="10" office:value-type="string">
                <text:p text:style-name="Table_20_Contents">SellerItemsPriceException</text:p>
              </table:table-cell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7.001</text:p>
              </table:table-cell>
              <table:table-cell table:style-name="Tabela3.A1" office:value-type="string">
                <text:p text:style-name="Table_20_Contents">Campo default é obrigatóri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7.002</text:p>
              </table:table-cell>
              <table:table-cell table:style-name="Tabela3.A1" office:value-type="string">
                <text:p text:style-name="Table_20_Contents">Campo default deve ser numéric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7.003</text:p>
              </table:table-cell>
              <table:table-cell table:style-name="Tabela3.A1" office:value-type="string">
                <text:p text:style-name="Table_20_Contents">Campo default não pode ser negativ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7.010</text:p>
              </table:table-cell>
              <table:table-cell table:style-name="Tabela3.A1" office:value-type="string">
                <text:p text:style-name="Table_20_Contents">Campo offer é obrigatóri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7.011</text:p>
              </table:table-cell>
              <table:table-cell table:style-name="Tabela3.A1" office:value-type="string">
                <text:p text:style-name="Table_20_Contents">Campo offer deve ser numéric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7.012</text:p>
              </table:table-cell>
              <table:table-cell table:style-name="Tabela3.A1" office:value-type="string">
                <text:p text:style-name="Table_20_Contents">Campo offer não pode ser negativ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7.013</text:p>
              </table:table-cell>
              <table:table-cell table:style-name="Tabela3.A1" office:value-type="string">
                <text:p text:style-name="Table_20_Contents">Campo offer não pode ser maior que default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7.020</text:p>
              </table:table-cell>
              <table:table-cell table:style-name="Tabela3.A1" office:value-type="string">
                <text:p text:style-name="Table_20_Contents">Os valores permitidos para o site são: <text:span text:style-name="T1">Conteúdo do serviço GET /sites</text:span>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22</text:p>
              </table:table-cell>
              <table:table-cell table:style-name="Tabela3.A1" office:value-type="string">
                <text:p text:style-name="Table_20_Contents">007.100</text:p>
              </table:table-cell>
              <table:table-cell table:style-name="Tabela3.A1" office:value-type="string">
                <text:p text:style-name="Table_20_Contents">Alteração não permitida. Valor alterado ultrapassa o limite de variação permitida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7.999</text:p>
              </table:table-cell>
              <table:table-cell table:style-name="Tabela3.A1" office:value-type="string">
                <text:p text:style-name="Table_20_Contents">**<text:bookmark text:name="selleritems_dimensions"/></text:p>
              </table:table-cell>
            </table:table-row>
            <table:table-row>
              <table:table-cell table:style-name="Tabela3.A1" table:number-rows-spanned="9" office:value-type="string">
                <text:p text:style-name="Table_20_Contents">SellerItemsDimensionsException</text:p>
              </table:table-cell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8.001</text:p>
              </table:table-cell>
              <table:table-cell table:style-name="Tabela3.A1" office:value-type="string">
                <text:p text:style-name="Table_20_Contents">Campo weight deve ser numérico (quilos)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8.002</text:p>
              </table:table-cell>
              <table:table-cell table:style-name="Tabela3.A1" office:value-type="string">
                <text:p text:style-name="Table_20_Contents">Campo weight é obrigatóri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8.011</text:p>
              </table:table-cell>
              <table:table-cell table:style-name="Tabela3.A1" office:value-type="string">
                <text:p text:style-name="Table_20_Contents">Campo length deve ser numérico (metros)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8.012</text:p>
              </table:table-cell>
              <table:table-cell table:style-name="Tabela3.A1" office:value-type="string">
                <text:p text:style-name="Table_20_Contents">Campo length é obrigatóri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8.021</text:p>
              </table:table-cell>
              <table:table-cell table:style-name="Tabela3.A1" office:value-type="string">
                <text:p text:style-name="Table_20_Contents">Campo width deve ser numérico (metros)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8.022</text:p>
              </table:table-cell>
              <table:table-cell table:style-name="Tabela3.A1" office:value-type="string">
                <text:p text:style-name="Table_20_Contents">Campo width é obrigatóri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8.031</text:p>
              </table:table-cell>
              <table:table-cell table:style-name="Tabela3.A1" office:value-type="string">
                <text:p text:style-name="Table_20_Contents">Campo height deve ser numérico (metros)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8.032</text:p>
              </table:table-cell>
              <table:table-cell table:style-name="Tabela3.A1" office:value-type="string">
                <text:p text:style-name="Table_20_Contents">Campo height é obrigatóri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8.999</text:p>
              </table:table-cell>
              <table:table-cell table:style-name="Tabela3.A1" office:value-type="string">
                <text:p text:style-name="Table_20_Contents">**<text:bookmark text:name="orders_trackings"/></text:p>
              </table:table-cell>
            </table:table-row>
            <table:table-row>
              <table:table-cell table:style-name="Tabela3.A1" table:number-rows-spanned="12" office:value-type="string">
                <text:p text:style-name="Table_20_Contents">TrackingException</text:p>
              </table:table-cell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9.001</text:p>
              </table:table-cell>
              <table:table-cell table:style-name="Tabela3.A1" office:value-type="string">
                <text:p text:style-name="Table_20_Contents">Pelo menos um item deve ser informado na operação de tracking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9.011</text:p>
              </table:table-cell>
              <table:table-cell table:style-name="Tabela3.A1" office:value-type="string">
                <text:p text:style-name="Table_20_Contents">Campo occurredAt deve ser date-time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9.021</text:p>
              </table:table-cell>
              <table:table-cell table:style-name="Tabela3.A1" office:value-type="string">
                <text:p text:style-name="Table_20_Contents">Objeto carrier é obrigatóri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9.022</text:p>
              </table:table-cell>
              <table:table-cell table:style-name="Tabela3.A1" office:value-type="string">
                <text:p text:style-name="Table_20_Contents">Campo carrier.name é obrigatóri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9.031</text:p>
              </table:table-cell>
              <table:table-cell table:style-name="Tabela3.A1" office:value-type="string">
                <text:p text:style-name="Table_20_Contents">Objeto invoice é obrigatóri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9.032</text:p>
              </table:table-cell>
              <table:table-cell table:style-name="Tabela3.A1" office:value-type="string">
                <text:p text:style-name="Table_20_Contents">Campo invoice.cnpj é obrigatóri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9.033</text:p>
              </table:table-cell>
              <table:table-cell table:style-name="Tabela3.A1" office:value-type="string">
                <text:p text:style-name="Table_20_Contents">Campo invoice.number é obrigatóri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9.034</text:p>
              </table:table-cell>
              <table:table-cell table:style-name="Tabela3.A1" office:value-type="string">
                <text:p text:style-name="Table_20_Contents">Campo invoice.serie é obrigatóri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9.035</text:p>
              </table:table-cell>
              <table:table-cell table:style-name="Tabela3.A1" office:value-type="string">
                <text:p text:style-name="Table_20_Contents">Campo invoice.accessKey é obrigatório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9.036</text:p>
              </table:table-cell>
              <table:table-cell table:style-name="Tabela3.A1" office:value-type="string">
                <text:p text:style-name="Table_20_Contents">Campo invoice.accessKey deve possuir 44 dígitos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9.037</text:p>
              </table:table-cell>
              <table:table-cell table:style-name="Tabela3.A1" office:value-type="string">
                <text:p text:style-name="Table_20_Contents">Campo issueAt deve ser date-time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09.999</text:p>
              </table:table-cell>
              <table:table-cell table:style-name="Tabela3.A1" office:value-type="string">
                <text:p text:style-name="Table_20_Contents">**<text:bookmark text:name="orders"/></text:p>
              </table:table-cell>
            </table:table-row>
            <table:table-row>
              <table:table-cell table:style-name="Tabela3.A1" table:number-rows-spanned="2" office:value-type="string">
                <text:p text:style-name="Table_20_Contents">OrdersException</text:p>
              </table:table-cell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10.001</text:p>
              </table:table-cell>
              <table:table-cell table:style-name="Tabela3.A1" office:value-type="string">
                <text:p text:style-name="Table_20_Contents">Os valores permitidos para o site são: <text:span text:style-name="T1">Conteúdo do serviço GET /sites</text:span>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10.999</text:p>
              </table:table-cell>
              <table:table-cell table:style-name="Tabela3.A1" office:value-type="string">
                <text:p text:style-name="Table_20_Contents">**<text:bookmark text:name="warehouses"/></text:p>
              </table:table-cell>
            </table:table-row>
            <table:table-row>
              <table:table-cell table:style-name="Tabela3.A1" table:number-rows-spanned="2" office:value-type="string">
                <text:p text:style-name="Table_20_Contents">WarehouseException</text:p>
              </table:table-cell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17.001</text:p>
              </table:table-cell>
              <table:table-cell table:style-name="Tabela3.A1" office:value-type="string">
                <text:p text:style-name="Table_20_Contents">Os valores permitidos para o site são: <text:span text:style-name="T1">Conteúdo do serviço GET /sites</text:span>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17.999</text:p>
              </table:table-cell>
              <table:table-cell table:style-name="Tabela3.A1" office:value-type="string">
                <text:p text:style-name="Table_20_Contents">**<text:bookmark text:name="selleritems"/></text:p>
              </table:table-cell>
            </table:table-row>
            <table:table-row>
              <table:table-cell table:style-name="Tabela3.A1" table:number-rows-spanned="2" office:value-type="string">
                <text:p text:style-name="Table_20_Contents">SellerItemsException</text:p>
              </table:table-cell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18.001</text:p>
              </table:table-cell>
              <table:table-cell table:style-name="Tabela3.A1" office:value-type="string">
                <text:p text:style-name="Table_20_Contents">Os valores permitidos para o site são: <text:span text:style-name="T1">Conteúdo do serviço GET /sites</text:span></text:p>
              </table:table-cell>
            </table:table-row>
            <table:table-row>
              <table:covered-table-cell/>
              <table:table-cell table:style-name="Tabela3.A1" office:value-type="string">
                <text:p text:style-name="Table_20_Contents">400</text:p>
              </table:table-cell>
              <table:table-cell table:style-name="Tabela3.A1" office:value-type="string">
                <text:p text:style-name="Table_20_Contents">018.999</text:p>
              </table:table-cell>
              <table:table-cell table:style-name="Tabela3.A1" office:value-type="string">
                <text:p text:style-name="Table_20_Contents">**</text:p>
              </table:table-cell>
            </table:table-row>
          </table:table>
          <text:p text:style-name="Text_20_body"><text:span text:style-name="T1">(*)</text:span> Status retornado de acordo com o erro não previsto<text:line-break/><text:span text:style-name="T1">(**)</text:span> Mensagem retornada de acordo com o erro não previsto</text:p>
          <text:p text:style-name="Text_20_body"> </text:p>
          <text:p text:style-name="P3">Idioma </text:p>
          <text:p text:style-name="P3">Português, Brasil </text:p>
        </text:section>
      </text:section>
      <text:section text:style-name="Sect1" text:name="sidebar-first">
        <text:p text:style-name="Standard"/>
        <text:section text:style-name="Sect1" text:name="block-block-14">
          <text:h text:style-name="Heading_20_5" text:outline-level="5">API</text:h>
          <text:list xml:id="list8035219572717716672" text:style-name="L1">
            <text:list-item>
              <text:p text:style-name="P4"><text:a xlink:type="simple" xlink:href="https://desenvolvedores.cnova.com/api-portal/swagger" text:style-name="Internet_20_link" text:visited-style-name="Visited_20_Internet_20_Link">API Explorer</text:a> </text:p>
            </text:list-item>
            <text:list-item>
              <text:p text:style-name="P4"><text:a xlink:type="simple" xlink:href="https://desenvolvedores.cnova.com/api-portal/content/api-guide" text:style-name="Internet_20_link" text:visited-style-name="Visited_20_Internet_20_Link">API Guide</text:a>  </text:p>
            </text:list-item>
            <text:list-item>
              <text:p text:style-name="P4"><text:a xlink:type="simple" xlink:href="https://desenvolvedores.cnova.com/api-portal/node/43" text:style-name="Internet_20_link" text:visited-style-name="Visited_20_Internet_20_Link">Autenticação</text:a>  </text:p>
            </text:list-item>
            <text:list-item>
              <text:p text:style-name="P4"><text:a xlink:type="simple" xlink:href="https://desenvolvedores.cnova.com/api-portal/node/37" text:style-name="Internet_20_link" text:visited-style-name="Visited_20_Internet_20_Link">Políticas de Acesso</text:a> </text:p>
            </text:list-item>
            <text:list-item>
              <text:p text:style-name="P4"><text:a xlink:type="simple" xlink:href="https://desenvolvedores.cnova.com/api-portal/content/modelagem-das-apis" text:style-name="Internet_20_link" text:visited-style-name="Visited_20_Internet_20_Link">Modelagem das APIs</text:a>  </text:p>
            </text:list-item>
            <text:list-item>
              <text:p text:style-name="P4"><text:a xlink:type="simple" xlink:href="https://desenvolvedores.cnova.com/api-portal/node/74" text:style-name="Internet_20_link" text:visited-style-name="Visited_20_Internet_20_Link">API do Lojista</text:a>  </text:p>
            </text:list-item>
            <text:list-item>
              <text:p text:style-name="P1"><text:a xlink:type="simple" xlink:href="https://desenvolvedores.cnova.com/api-portal/node/6" text:style-name="Internet_20_link" text:visited-style-name="Visited_20_Internet_20_Link">SDKs</text:a> </text:p>
            </text:list-item>
          </text:list>
          <text:p text:style-name="Text_20_body"> </text:p>
          <text:p text:style-name="Text_20_body"> </text:p>
        </text:section>
        <text:section text:style-name="Sect1" text:name="block-block-24">
          <text:h text:style-name="Heading_20_5" text:outline-level="5">API</text:h>
          <text:list xml:id="list6167207974853237188" text:style-name="L2">
            <text:list-item>
              <text:p text:style-name="P5"><text:a xlink:type="simple" xlink:href="https://desenvolvedores.cnova.com/api-portal/swagger" text:style-name="Internet_20_link" text:visited-style-name="Visited_20_Internet_20_Link">API Explorer</text:a> </text:p>
            </text:list-item>
            <text:list-item>
              <text:p text:style-name="P5"><text:a xlink:type="simple" xlink:href="https://desenvolvedores.cnova.com/api-portal//api-portal/content/api-guide" text:style-name="Internet_20_link" text:visited-style-name="Visited_20_Internet_20_Link">API Guide</text:a>  </text:p>
            </text:list-item>
            <text:list-item>
              <text:p text:style-name="P5"><text:a xlink:type="simple" xlink:href="https://desenvolvedores.cnova.com/api-portal/node/43" text:style-name="Internet_20_link" text:visited-style-name="Visited_20_Internet_20_Link">Autenticação</text:a>  </text:p>
            </text:list-item>
            <text:list-item>
              <text:p text:style-name="P5"><text:a xlink:type="simple" xlink:href="https://desenvolvedores.cnova.com/api-portal/node/37" text:style-name="Internet_20_link" text:visited-style-name="Visited_20_Internet_20_Link">Políticas de Acesso</text:a> </text:p>
            </text:list-item>
            <text:list-item>
              <text:p text:style-name="P5"><text:a xlink:type="simple" xlink:href="https://desenvolvedores.cnova.com/api-portal/content/modelagem-das-apis" text:style-name="Internet_20_link" text:visited-style-name="Visited_20_Internet_20_Link">Modelagem das APIs</text:a>  </text:p>
            </text:list-item>
            <text:list-item>
              <text:p text:style-name="P5"><text:a xlink:type="simple" xlink:href="https://desenvolvedores.cnova.com/api-portal/node/70" text:style-name="Internet_20_link" text:visited-style-name="Visited_20_Internet_20_Link">Tecnologias e Padrões</text:a> </text:p>
            </text:list-item>
            <text:list-item>
              <text:p text:style-name="P5"><text:soft-page-break/><text:a xlink:type="simple" xlink:href="https://desenvolvedores.cnova.com/api-portal/node/52" text:style-name="Internet_20_link" text:visited-style-name="Visited_20_Internet_20_Link">Endpoints</text:a> </text:p>
            </text:list-item>
            <text:list-item>
              <text:p text:style-name="P5"><text:a xlink:type="simple" xlink:href="https://desenvolvedores.cnova.com/api-portal/node/71" text:style-name="Internet_20_link" text:visited-style-name="Visited_20_Internet_20_Link">Operações de CRUD</text:a> </text:p>
            </text:list-item>
            <text:list-item>
              <text:p text:style-name="P5"><text:a xlink:type="simple" xlink:href="https://desenvolvedores.cnova.com/api-portal/node/69" text:style-name="Internet_20_link" text:visited-style-name="Visited_20_Internet_20_Link">Consultas</text:a> </text:p>
            </text:list-item>
            <text:list-item>
              <text:p text:style-name="P5"><text:a xlink:type="simple" xlink:href="https://desenvolvedores.cnova.com/api-portal/node/53" text:style-name="Internet_20_link" text:visited-style-name="Visited_20_Internet_20_Link">Códigos de Retorno</text:a> </text:p>
            </text:list-item>
            <text:list-item>
              <text:p text:style-name="P5"><text:a xlink:type="simple" xlink:href="https://desenvolvedores.cnova.com/api-portal/node/74" text:style-name="Internet_20_link" text:visited-style-name="Visited_20_Internet_20_Link">API do Lojista</text:a>  </text:p>
            </text:list-item>
            <text:list-item>
              <text:p text:style-name="P2"><text:a xlink:type="simple" xlink:href="https://desenvolvedores.cnova.com/api-portal/node/6" text:style-name="Internet_20_link" text:visited-style-name="Visited_20_Internet_20_Link">SDKs</text:a> </text:p>
            </text:list-item>
          </text:list>
          <text:p text:style-name="Text_20_body"> </text:p>
          <text:p text:style-name="Text_20_body"> 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Title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5" style:display-name="Heading 5" style:family="paragraph" style:parent-style-name="Title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Mangal" style:font-size-complex="10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30T16:54:37.77</meta:creation-date>
    <meta:document-statistic meta:table-count="3" meta:image-count="0" meta:object-count="0" meta:page-count="6" meta:paragraph-count="456" meta:word-count="1268" meta:character-count="8017"/>
    <dc:date>2019-08-30T16:56:16.51</dc:date>
    <meta:editing-duration>PT1M38S</meta:editing-duration>
    <meta:editing-cycles>1</meta:editing-cycles>
    <meta:generator>OpenOffice/4.1.6$Win32 OpenOffice.org_project/416m1$Build-9790</meta:generator>
  </office:meta>
</office:document-meta>
</file>